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ingoCode-Regular" svg:font-family="CamingoCode-Regular, monospace"/>
    <style:font-face style:name="Lato" svg:font-family="Lato, 'Helvetica Neue', Helvetica, sans-serif"/>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6967" officeooo:paragraph-rsid="00136967"/>
    </style:style>
    <style:style style:name="P2" style:family="paragraph" style:parent-style-name="Standard">
      <style:text-properties fo:font-size="20pt" fo:font-weight="bold" officeooo:rsid="00136967" officeooo:paragraph-rsid="00136967" style:font-size-asian="20pt" style:font-weight-asian="bold" style:font-size-complex="20pt" style:font-weight-complex="bold"/>
    </style:style>
    <style:style style:name="P3" style:family="paragraph" style:parent-style-name="Standard">
      <style:text-properties officeooo:rsid="0015a6de" officeooo:paragraph-rsid="0015a6de"/>
    </style:style>
    <style:style style:name="P4"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36967" officeooo:paragraph-rsid="0014853d" style:font-size-asian="12pt" style:font-style-asian="normal" style:font-weight-asian="normal" style:font-size-complex="12pt" style:font-style-complex="normal" style:font-weight-complex="normal"/>
    </style:style>
    <style:style style:name="P5"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36967" officeooo:paragraph-rsid="0014853d" style:font-size-asian="12pt" style:font-style-asian="normal" style:font-weight-asian="normal" style:font-size-complex="12pt" style:font-style-complex="normal" style:font-weight-complex="normal"/>
    </style:style>
    <style:style style:name="P6" style:family="paragraph" style:parent-style-name="Preformatted_20_Text">
      <style:text-properties fo:font-variant="normal" fo:text-transform="none" fo:color="#212121" style:font-name="inherit" fo:font-size="8pt" fo:letter-spacing="normal" fo:language="en" fo:country="US" fo:font-style="normal" fo:font-weight="normal" officeooo:rsid="00136967" officeooo:paragraph-rsid="001957f0" style:font-size-asian="8pt" style:font-size-complex="8pt"/>
    </style:style>
    <style:style style:name="P7" style:family="paragraph" style:parent-style-name="Preformatted_20_Text">
      <style:text-properties fo:font-variant="normal" fo:text-transform="none" fo:color="#212121" style:font-name="Times New Roman" fo:font-size="8pt" fo:letter-spacing="normal" fo:language="en" fo:country="US" fo:font-style="normal" fo:font-weight="normal" officeooo:rsid="001957f0" officeooo:paragraph-rsid="001957f0" style:font-size-asian="8pt" style:font-weight-asian="normal" style:font-size-complex="8pt" style:font-weight-complex="normal"/>
    </style:style>
    <style:style style:name="P8" style:family="paragraph" style:parent-style-name="Preformatted_20_Text">
      <style:text-properties fo:font-variant="normal" fo:text-transform="none" fo:color="#212121" style:font-name="Times New Roman" fo:font-size="20pt" fo:letter-spacing="normal" fo:language="en" fo:country="US" fo:font-style="normal" fo:font-weight="bold" officeooo:rsid="001957f0" officeooo:paragraph-rsid="001957f0" style:font-size-asian="20pt" style:font-weight-asian="bold" style:font-size-complex="20pt" style:font-weight-complex="bold"/>
    </style:style>
    <style:style style:name="P9"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957f0" officeooo:paragraph-rsid="001957f0" style:font-size-asian="10.5pt" style:font-weight-asian="normal" style:font-size-complex="12pt" style:font-weight-complex="normal"/>
    </style:style>
    <style:style style:name="T1" style:family="text">
      <style:text-properties officeooo:rsid="0014853d"/>
    </style:style>
    <style:style style:name="T2" style:family="text">
      <style:text-properties fo:font-size="32pt" style:font-size-asian="32pt" style:font-size-complex="32pt"/>
    </style:style>
    <style:style style:name="T3" style:family="text">
      <style:text-properties officeooo:rsid="0015a6de"/>
    </style:style>
    <style:style style:name="T4" style:family="text">
      <style:text-properties officeooo:rsid="001957f0"/>
    </style:style>
    <style:style style:name="T5" style:family="text">
      <style:text-properties style:font-name="Times New Roman"/>
    </style:style>
    <style:style style:name="T6" style:family="text">
      <style:text-properties style:font-name="Times New Roman" officeooo:rsid="001957f0"/>
    </style:style>
    <style:style style:name="T7" style:family="text">
      <style:text-properties fo:color="#efefef"/>
    </style:style>
    <style:style style:name="T8" style:family="text">
      <style:text-properties fo:color="#efefef" style:font-name="Lato" fo:font-size="9pt" fo:font-weight="normal"/>
    </style:style>
    <style:style style:name="T9" style:family="text">
      <style:text-properties fo:color="#efefef" style:font-name="CamingoCode-Regular" fo:font-size="9pt" fo:font-weight="normal" loext:padding="0.064cm" loext:border="0.06pt soli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2">Kata</text:span></text:p>
      <text:p text:style-name="P1"/>
      <text:p text:style-name="P1">A programming kata is a problem to be solved. You can solve the problem any way you want, no matter the language. The important thing is to train your practice and reasoning in solving problems. It can be applied with TDD and also with other methods.</text:p>
      <text:p text:style-name="P1"/>
      <text:p text:style-name="P2">SinglePairOrOdd</text:p>
      <text:p text:style-name="P1"/>
      <text:p text:style-name="P4"><text:bookmark text:name="tw-target-text"/>returns a single integer that is <text:span text:style-name="T3">pair </text:span>or odd in a list of integers, where we can have only one <text:span text:style-name="T1">pair </text:span>and several odd or one <text:span text:style-name="T1">odd </text:span>and several <text:span text:style-name="T1">pairs.</text:span></text:p>
      <text:p text:style-name="P4"/>
      <text:p text:style-name="P6"><text:bookmark text:name="tw-target-text1"/><text:span text:style-name="T5">Reference: </text:span><text:a xlink:type="simple" xlink:href="https://www.codewars.com/" text:style-name="Internet_20_link" text:visited-style-name="Visited_20_Internet_20_Link"><text:span text:style-name="T6">https://www.codewars.com/</text:span></text:a></text:p>
      <text:p text:style-name="P6"/>
      <text:p text:style-name="P8">Count the Digit</text:p>
      <text:p text:style-name="P8"/>
      <text:p text:style-name="P9">Take an integer n (n &gt;= 0) and a digit d (0 &lt;= d &lt;= 9) as an integer. Square all numbers k (0 &lt;= k &lt;= n) between 0 and n. Count the numbers of digits d used in the writing of all the k**2. Call nb_dig (or nbDig or ...) the function taking n and d as parameters and returning this count.</text:p>
      <text:p text:style-name="P9"/>
      <text:p text:style-name="P9">Example:</text:p>
      <text:p text:style-name="P9">n = 10, d = 1, the k*k are 0, 1, 4, 9, 16, 25, 36, 49, 64, 81, 100 We are using the digit 1 in 1, 16, 81, 100. The total count is then 4. nb_dig(25, 1): the numbers of interest are 1, 4, 9, 10, 11, 12, 13, 14, 19, 21 which squared are 1, 16, 81, 100, 121, 144, 169, 196, 361, 441 so there are 11 digits `1` for the squares of numbers between 0 and 25.</text:p>
      <text:p text:style-name="P9"/>
      <text:p text:style-name="P7">reference: https://www.codewars.com/kata/count-the-digit/train/java</text:p>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ingoCode-Regular" svg:font-family="CamingoCode-Regular, monospace"/>
    <style:font-face style:name="Lato" svg:font-family="Lato, 'Helvetica Neue', Helvetica, sans-serif"/>
    <style:font-face style:name="Tahoma1" svg:font-family="Tahoma"/>
    <style:font-face style:name="inherit" svg:font-family="inherit"/>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14S</meta:editing-duration>
    <meta:editing-cycles>5</meta:editing-cycles>
    <meta:generator>LibreOffice/5.3.3.2$Windows_x86 LibreOffice_project/3d9a8b4b4e538a85e0782bd6c2d430bafe583448</meta:generator>
    <dc:date>2018-05-22T23:46:21.036000000</dc:date>
    <meta:document-statistic meta:table-count="0" meta:image-count="0" meta:object-count="0" meta:page-count="1" meta:paragraph-count="10" meta:word-count="232" meta:character-count="1182" meta:non-whitespace-character-count="955"/>
    <meta:user-defined meta:name="Info 1"/>
    <meta:user-defined meta:name="Info 2"/>
    <meta:user-defined meta:name="Info 3"/>
    <meta:user-defined meta:name="Info 4"/>
  </office:meta>
</office:document-meta>
</file>